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1469ca" officeooo:paragraph-rsid="001469ca" style:font-weight-asian="bold" style:font-weight-complex="bold"/>
    </style:style>
    <style:style style:name="P2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T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5</text:p>
      <text:p text:style-name="P1">Chris Lee</text:p>
      <text:p text:style-name="P1"/>
      <text:p text:style-name="P1">Edited code in DE10B.java:</text:p>
      <text:p text:style-name="P2"><text:span text:style-name="T1">void </text:span><text:span text:style-name="T2">deBW</text:span><text:span text:style-name="T3">(){<text:line-break/> <text:s/></text:span><text:span text:style-name="T1">for </text:span><text:span text:style-name="T3">(</text:span><text:span text:style-name="T1">int </text:span><text:span text:style-name="T3">i = </text:span><text:span text:style-name="T4">0</text:span><text:span text:style-name="T3">; i &lt; </text:span><text:span text:style-name="T5">length</text:span><text:span text:style-name="T3">; i++){<text:line-break/> <text:s text:c="3"/></text:span><text:span text:style-name="T1">int </text:span><text:span text:style-name="T3">j = i - </text:span><text:span text:style-name="T4">1</text:span><text:span text:style-name="T3">; </text:span><text:span text:style-name="T1">for </text:span><text:span text:style-name="T3">(; j &gt;= </text:span><text:span text:style-name="T4">0</text:span><text:span text:style-name="T3">; j--)<text:line-break/> <text:s text:c="5"/></text:span><text:span text:style-name="T1">if </text:span><text:span text:style-name="T3">(</text:span><text:span text:style-name="T5">L</text:span><text:span text:style-name="T3">[i] &lt; </text:span><text:span text:style-name="T5">F</text:span><text:span text:style-name="T3">[j]) </text:span><text:span text:style-name="T5">F</text:span><text:span text:style-name="T3">[j + </text:span><text:span text:style-name="T4">1</text:span><text:span text:style-name="T3">] = </text:span><text:span text:style-name="T5">F</text:span><text:span text:style-name="T3">[j];<text:line-break/> <text:s text:c="5"/></text:span><text:span text:style-name="T1">else break</text:span><text:span text:style-name="T3">;<text:line-break/> <text:s text:c="3"/></text:span><text:span text:style-name="T5">F</text:span><text:span text:style-name="T3">[j + </text:span><text:span text:style-name="T4">1</text:span><text:span text:style-name="T3">] = </text:span><text:span text:style-name="T5">L</text:span><text:span text:style-name="T3">[i];<text:line-break/> <text:s/>}<text:line-break/> <text:s/></text:span><text:span text:style-name="T1">int </text:span><text:span text:style-name="T3">j = </text:span><text:span text:style-name="T4">0</text:span><text:span text:style-name="T3">;<text:line-break/> <text:s/></text:span><text:span text:style-name="T1">for </text:span><text:span text:style-name="T3">(</text:span><text:span text:style-name="T1">int </text:span><text:span text:style-name="T3">i = </text:span><text:span text:style-name="T4">0</text:span><text:span text:style-name="T3">; i &lt; </text:span><text:span text:style-name="T5">length</text:span><text:span text:style-name="T3">; i++){<text:line-break/> <text:s text:c="2"/></text:span><text:span text:style-name="T1">if </text:span><text:span text:style-name="T3">(i &gt; </text:span><text:span text:style-name="T4">0 </text:span><text:span text:style-name="T3">&amp;&amp; </text:span><text:span text:style-name="T5">F</text:span><text:span text:style-name="T3">[i] &gt; </text:span><text:span text:style-name="T5">F</text:span><text:span text:style-name="T3">[i - </text:span><text:span text:style-name="T4">1</text:span><text:span text:style-name="T3">]) j = </text:span><text:span text:style-name="T4">0</text:span><text:span text:style-name="T3">;<text:line-break/> <text:s text:c="2"/></text:span><text:span text:style-name="T1">for </text:span><text:span text:style-name="T3">(; j &lt; </text:span><text:span text:style-name="T5">length</text:span><text:span text:style-name="T3">; j++) </text:span><text:span text:style-name="T1">if </text:span><text:span text:style-name="T3">(</text:span><text:span text:style-name="T5">L</text:span><text:span text:style-name="T3">[j] == </text:span><text:span text:style-name="T5">F</text:span><text:span text:style-name="T3">[i]) </text:span><text:span text:style-name="T1">break</text:span><text:span text:style-name="T3">;<text:line-break/> <text:s text:c="2"/></text:span><text:span text:style-name="T5">T</text:span><text:span text:style-name="T3">[i] = j++;<text:line-break/> <text:s/>}<text:line-break/> <text:s/></text:span><text:span text:style-name="T7">// Now we have I, L, F, and T <text:line-break/> <text:s/>// Your code here for printing the decoded block using System.out.write().<text:line-break/> <text:s/>// Write one byte a time<text:line-break/> <text:s text:c="3"/></text:span><text:span text:style-name="T1">int </text:span><text:span text:style-name="T3">current_value = </text:span><text:span text:style-name="T5">I</text:span><text:span text:style-name="T3">;<text:line-break/> <text:s/>System.</text:span><text:span text:style-name="T6">out</text:span><text:span text:style-name="T3">.write(</text:span><text:span text:style-name="T5">F</text:span><text:span text:style-name="T3">[</text:span><text:span text:style-name="T5">I</text:span><text:span text:style-name="T3">]);<text:line-break/><text:line-break/> <text:s text:c="3"/></text:span><text:span text:style-name="T1">for </text:span><text:span text:style-name="T3">(</text:span><text:span text:style-name="T1">int </text:span><text:span text:style-name="T3">i = </text:span><text:span text:style-name="T4">0</text:span><text:span text:style-name="T3">; i &lt; </text:span><text:span text:style-name="T5">length</text:span><text:span text:style-name="T3">; i++) {<text:line-break/> <text:s text:c="6"/>current_value = </text:span><text:span text:style-name="T5">T</text:span><text:span text:style-name="T3">[current_value];<text:line-break/> <text:s text:c="6"/>System.</text:span><text:span text:style-name="T6">out</text:span><text:span text:style-name="T3">.write(</text:span><text:span text:style-name="T5">F</text:span><text:span text:style-name="T3">[current_value]);<text:line-break/> <text:s text:c="3"/>}<text:line-break/> <text:s text:c="3"/>System.</text:span><text:span text:style-name="T6">out</text:span><text:span text:style-name="T3">.flush();<text:line-break/>}</text:span></text:p>
      <text:p text:style-name="P1"/>
      <text:p text:style-name="P1">Text created from running “<text:span text:style-name="T8">/home/chris/.jdks/openjdk-21.0.1/bin/java -javaagent:/home/chris/Documents/intellij/lib/idea_rt.jar=39625:/home/chris/Documents/intellij/bin -Dfile.encoding=UTF-8 -Dsun.stdout.encoding=UTF-8 -Dsun.stderr.encoding=UTF-8 -classpath /home/chris/projects/data-encoding/assignment-5/out/production/assignment-5 DE10B &lt; DE10test1 &gt; original</text:span>”:</text:p>
      <text:p text:style-name="P1"/>
      <text:p text:style-name="P2"><text:span text:style-name="T3">The most widely used data compression algorithms are based on the sequential<text:line-break/>data compressors of Lempel and Ziv. Statistical modelling techniques may<text:line-break/>produce superior compression, but are significantly slower.<text:line-break/>In this paper, we present a technique that achieves compression within a percent<text:line-break/>or so of that achieved by statisticalmodelling techniques, but at speeds comparable<text:line-break/>to those of algorithms based on Lempel and Ziv’s.<text:line-break/>Our algorithm does not process its input sequentially, but instead processes a<text:line-break/>block of text as a single unit. The idea is to apply a reversible transformation to a<text:line-break/>block of text to form a new block that contains the same characters, but is easier<text:line-break/>to compress by simple compression algorithms. The transformation tends to group<text:line-break/>characters together so that the probability of finding a character close to another<text:line-break/>instance of the same character is increased substantially. Text of this kind can<text:line-break/>easily be compressed with fast locally-adaptive algorithms, such as move-to-front<text:line-break/>coding in combination with Huffman or arithmetic coding.<text:line-break/>Briefly, our algorithm transforms a string S of N characters by forming the N<text:line-break/>rotations (cyclic shifts) of S, sorting them lexicographically, and extracting the last<text:line-break/>character of each of the rotations. Astring L is formed fromthese characters, where<text:line-break/>the ith character of L is the last character of the ith sorted rotation. In addition to<text:line-break/>L, the algorithm computes the index I of the original string S in the sorted list of<text:line-break/>rotations. Surprisingly, there is an efficient algorithm to compute the original string<text:line-break/></text:span><text:soft-page-break/><text:span text:style-name="T3">S given only L and I .<text:line-break/>The sorting operation brings together rotations with the same initial characters.<text:line-break/>Since the initial characters of the rotations are adjacent to the final characters,<text:line-break/>consecutive characters in L are adjacent to similar strings in S. If the context of a<text:line-break/>character is a good predictor for the character, L will be easy to compress with a<text:line-break/>simple locally-adaptive compression algorithm.<text:line-break/>The algorithm described here was discovered by one of the authors (Wheeler) in<text:line-break/>1983 while he wasworking at AT&amp;T Bell Laboratories, though it has not previously<text:line-break/>been published.<text:line-break/><text:line-break/>To see why this might lead to effective compression, consider the effect on a<text:line-break/>single letter in a common word in a block of English text. We will use the example<text:line-break/>of the letter ‘t’ in the word ‘the’, and assume an input string containing many<text:line-break/>instances of ‘the’.<text:line-break/>When the list of rotations of the input is sorted, all the rotations starting with<text:line-break/>‘he ’ will sort together; a large proportion of them are likely to end in ‘t’. One<text:line-break/>region of the string L will therefore contain a disproportionately large number of ‘t’<text:line-break/>characters, intermingled with other characters that can proceed ‘he ’ in English,<text:line-break/>such as space, ‘s’, ‘T’, and ‘S’.<text:line-break/><text:line-break/>We have described a compression technique that works by applying a reversible<text:line-break/>transformation to a block of text to make redundancy in the input more accessible<text:line-break/>to simple coding schemes. Our algorithm is general-purpose, in that it does well on<text:line-break/>both text and non-text inputs. The transformation uses sorting to group characters<text:line-break/>together based on their contexts; this technique makes use of the context on only<text:line-break/>one side of each character.<text:line-break/>To achieve good compression, input blocks of several thousand characters are<text:line-break/>needed. The effectiveness of the algorithm continues to improve with increasing<text:line-break/>block size at least up to blocks of several million characters.<text:line-break/>Our algorithm achieves compression comparable with good statistical modellers,<text:line-break/>yet is closer in speed to coders based on the algorithms of Lempel and<text:line-break/>Ziv. Like Lempel and Ziv’s algorithms, our algorithm decompresses faster than it<text:line-break/>compresses.T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20:01.678712580</meta:creation-date>
    <dc:date>2024-03-21T16:22:30.792932990</dc:date>
    <meta:editing-duration>PT22S</meta:editing-duration>
    <meta:editing-cycles>1</meta:editing-cycles>
    <meta:generator>LibreOffice/7.4.7.2$Linux_X86_64 LibreOffice_project/40$Build-2</meta:generator>
    <meta:document-statistic meta:table-count="0" meta:image-count="0" meta:object-count="0" meta:page-count="2" meta:paragraph-count="6" meta:word-count="751" meta:character-count="4768" meta:non-whitespace-character-count="3943"/>
  </office:meta>
</office:document-meta>
</file>